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font-family="'Ubuntu Mono'" style:font-pitch="fixed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style:use-window-font-color="true" fo:font-family="'Ubuntu Mono'" style:font-pitch="fixed"/>
    </style:style>
    <style:style style:name="T21" style:family="text">
      <style:text-properties fo:color="#ff3333" fo:font-family="'Ubuntu Mono'" style:font-pitch="fixed" fo:font-size="24pt" style:font-size-asian="24pt" style:font-size-complex="24pt"/>
    </style:style>
    <style:style style:name="T22" style:family="text">
      <style:text-properties style:use-window-font-color="true" fo:font-family="'Ubuntu Mono'" style:font-pitch="fixed" fo:font-size="24pt" style:font-size-asian="24pt" style:font-size-complex="24pt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family="'Andale Mono'" style:font-pitch="fixed" fo:font-size="24pt" style:font-size-asian="24pt" style:font-size-complex="24pt"/>
    </style:style>
    <style:style style:name="T26" style:family="text">
      <style:text-properties fo:color="#ff3333" fo:font-family="'Ubuntu Mono'" style:font-pitch="fixe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family="'Ubuntu Mono'" style:font-pitch="fixed" fo:font-size="28pt" style:font-size-asian="28pt" style:font-size-complex="28pt"/>
    </style:style>
    <style:style style:name="T29" style:family="text">
      <style:text-properties fo:color="#ff3333" fo:font-style="italic" style:font-style-asian="italic" style:font-style-complex="italic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6.104cm" svg:x="1.4cm" svg:y="4cm" presentation:class="outline" presentation:user-transformed="true">
          <draw:text-box>
            <text:list text:style-name="L2">
              <text:list-item>
                <text:p>So we'll know when our RADIUS server is working</text:p>
              </text:list-item>
              <text:list-item>
                <text:p>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  <text:list text:style-name="L2">
              <text:list-item>
                <text:p>Then restart Nagio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5"> allow_vulnerable_openssl = no</text:span></text:p>
                  </text:list-item>
                  <text:list-item>
                    <text:p>Change the value<text:span text:style-name="T13"> no </text:span>to<text:span text:style-name="T1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51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  <text:list>
                      <text:list-item>
                        <text:p>Not the one that just says “<text:span text:style-name="T17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Press Ctrl+C to stop the <text:span text:style-name="T18">radiusd</text:span> in debug mode</text:p>
                  </text:list-item>
                  <text:list-item>
                    <text:p>Start it again with: <text:span text:style-name="T19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Why not? It's running this command:</text:p>
                <text:list>
                  <text:list-item>
                    <text:p><text:span text:style-name="T20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8">/usr/local/libexec/nagios</text:span><text:span text:style-name="T19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you weren't already running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  <text:list-item>
                    <text:p>Run the same<text:span text:style-name="T18"> check_radius_adv </text:span>command again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8">Ignoring request to auth address * port 1812 as server default from unknown client 196.200.219.1xx port 48550 proto udp</text:span></text:p>
                  </text:list-item>
                </text:list>
              </text:list-item>
              <text:list-item>
                <text:p>Server ignored request from unknown clien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<text:span text:style-name="T10"> (with sudo):</text:span>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20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1">sudo pkg install base64</text:span></text:p>
                  </text:list-item>
                  <text:list-item>
                    <text:p><text:span text:style-name="T21">dd if=/dev/random bs=16 count=1 | base64</text:span></text:p>
                  </text:list-item>
                  <text:list-item>
                    <text:p><text:span text:style-name="T22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3"> </text:span><text:span text:style-name="T24">client localhost</text:span></text:p>
                  </text:list-item>
                  <text:list-item>
                    <text:p>Find the line<text:span text:style-name="T25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6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5">localhost</text:span>, not <text:span text:style-name="T1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7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8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9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9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9">auth 127.0.0.1 </text:span><text:span text:style-name="T29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8">Invalid user john from ...</text:span></text:p>
                  </text:list-item>
                  <text:list-item>
                    <text:p>Create the user by running:<text:span text:style-name="T28"> </text:span><text:span text:style-name="T19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57:17</dc:date>
    <meta:editing-cycles>645</meta:editing-cycles>
    <meta:editing-duration>P11DT2H43M17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